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officeooo:paragraph-rsid="00091326" style:font-size-asian="11pt" style:font-name-complex="Times New Roman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paragraph-rsid="00091326" style:font-size-asian="11pt" style:font-name-complex="Times New Roman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paragraph-rsid="00091326" style:font-size-asian="11pt" style:font-size-complex="11pt"/>
    </style:style>
    <style:style style:name="P4" style:family="paragraph" style:parent-style-name="Standard">
      <style:text-properties fo:font-size="11pt" officeooo:paragraph-rsid="00091326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font-weight="bold" officeooo:paragraph-rsid="00091326" style:font-size-asian="11pt" style:font-weight-asian="bold" style:font-name-complex="Times New Roman" style:font-size-complex="11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1pt" fo:font-weight="bold" officeooo:rsid="001bf9da" officeooo:paragraph-rsid="00091326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paragraph-rsid="00091326" style:font-size-asian="11pt" style:font-weight-asian="normal" style:font-name-complex="Times New Roman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style="normal" fo:font-weight="normal" officeooo:rsid="001bf9da" officeooo:paragraph-rsid="00091326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paragraph-rsid="00091326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091326"/>
    </style:style>
    <style:style style:name="P11" style:family="paragraph" style:parent-style-name="Standard">
      <style:paragraph-properties fo:text-align="start" style:justify-single-word="false"/>
      <style:text-properties officeooo:paragraph-rsid="00091326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weight="bold" officeooo:paragraph-rsid="00091326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weight="normal" officeooo:paragraph-rsid="00091326" style:font-size-asian="11pt" style:font-weight-asian="normal" style:font-name-complex="Arial1" style:font-size-complex="11pt" style:font-weight-complex="normal"/>
    </style:style>
    <style:style style:name="P14" style:family="paragraph" style:parent-style-name="Standard">
      <style:text-properties officeooo:paragraph-rsid="00091326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1pt" officeooo:paragraph-rsid="00091326" style:font-size-asian="11pt" style:font-size-complex="11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officeooo:paragraph-rsid="00091326" style:font-size-asian="14pt" style:font-weight-asian="bold" style:font-name-complex="Arial1" style:font-size-complex="14pt" style:font-weight-complex="bold"/>
    </style:style>
    <style:style style:name="P17" style:family="paragraph" style:parent-style-name="Standard" style:list-style-name="WWNum1">
      <style:paragraph-properties fo:text-align="start" style:justify-single-word="false"/>
      <style:text-properties fo:font-size="11pt" fo:font-style="normal" style:text-underline-style="none" fo:font-weight="normal" officeooo:paragraph-rsid="00091326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paragraph-rsid="000b2745"/>
    </style:style>
    <style:style style:name="P19" style:family="paragraph" style:parent-style-name="Standard" style:list-style-name="WWNum2">
      <style:paragraph-properties fo:margin-left="0.5in" fo:margin-right="0in" fo:text-align="start" style:justify-single-word="false" fo:text-indent="-0.25in" style:auto-text-indent="false"/>
      <style:text-properties fo:font-size="11pt" fo:font-weight="normal" officeooo:paragraph-rsid="00091326" style:font-size-asian="11pt" style:font-weight-asian="normal" style:font-name-complex="Times New Roman" style:font-size-complex="11pt" style:font-weight-complex="normal"/>
    </style:style>
    <style:style style:name="P20" style:family="paragraph" style:parent-style-name="Standard" style:list-style-name="WWNum3">
      <style:paragraph-properties fo:margin-left="0.5in" fo:margin-right="0in" fo:text-align="start" style:justify-single-word="false" fo:text-indent="-0.25in" style:auto-text-indent="false"/>
      <style:text-properties fo:font-size="11pt" fo:font-weight="normal" officeooo:paragraph-rsid="00091326" style:font-size-asian="11pt" style:font-weight-asian="normal" style:font-name-complex="Times New Roman" style:font-size-complex="11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in" fo:margin-right="0.25in" fo:margin-top="0in" fo:margin-bottom="0in" loext:contextual-spacing="false" fo:text-align="start" style:justify-single-word="false" fo:text-indent="0in" style:auto-text-indent="false" style:page-number="auto" fo:background-color="transparent"/>
      <style:text-properties fo:font-size="11pt" fo:font-weight="bold" officeooo:rsid="001bf9da" officeooo:paragraph-rsid="00091326" style:font-size-asian="11pt" style:font-weight-asian="bold" style:font-size-complex="11pt" style:font-weight-complex="bold"/>
    </style:style>
    <style:style style:name="T1" style:family="text">
      <style:text-properties fo:font-size="11pt" style:font-size-asian="11pt" style:font-name-complex="Times New Roman" style:font-size-complex="11pt"/>
    </style:style>
    <style:style style:name="T2" style:family="text">
      <style:text-properties fo:font-size="11pt" fo:font-weight="bold" style:font-size-asian="11pt" style:font-weight-asian="bold" style:font-name-complex="Times New Roman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size="11pt" fo:font-style="normal" style:text-underline-style="none" fo:font-weight="normal" officeooo:rsid="001bf9da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style:text-underline-style="none" fo:font-weight="normal" style:font-name-asian="SimSu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size="11pt" fo:font-style="normal" fo:font-weight="bold" officeooo:rsid="001bf9da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T15" style:family="text">
      <style:text-properties style:font-name="Arial" fo:font-size="11pt" fo:font-weight="normal" style:font-size-asian="11pt" style:font-weight-asian="normal" style:font-name-complex="Arial1" style:font-size-complex="11pt" style:font-weight-complex="normal"/>
    </style:style>
    <style:style style:name="T16" style:family="text">
      <style:text-properties style:font-name="Arial" fo:font-size="11pt" style:text-underline-style="none" fo:font-weight="normal" style:font-size-asian="11pt" style:font-weight-asian="normal" style:font-name-complex="Arial1" style:font-size-complex="11pt" style:font-weight-complex="normal"/>
    </style:style>
    <style:style style:name="T17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91326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Matthew Mejia</text:p>
      <text:p text:style-name="P1">Pasadena, CA 91107</text:p>
      <text:p text:style-name="P1">Cell: 626.823.6452</text:p>
      <text:p text:style-name="P10"><text:span text:style-name="T1">Email: </text:span><text:a xlink:type="simple" xlink:href="mailto:mattcmej@gmail.com" text:style-name="Internet_20_link" text:visited-style-name="Visited_20_Internet_20_Link"><text:span text:style-name="Internet_20_link"><text:span text:style-name="T1">mattcmej@gmail.com</text:span></text:span></text:a></text:p>
      <text:p text:style-name="P10"/>
      <text:p text:style-name="P1"/>
      <text:p text:style-name="P11"><text:span text:style-name="T14">Education</text:span><text:span text:style-name="T15">__________________________________________________________________</text:span></text:p>
      <text:p text:style-name="P12"/>
      <text:p text:style-name="P5">Occidental College, Los Angeles, California (class of 2015)</text:p>
      <text:p text:style-name="P11"><text:span text:style-name="T2">Major:</text:span><text:span text:style-name="T1"> Physics with Mathematics emphasis</text:span></text:p>
      <text:p text:style-name="P11"><text:span text:style-name="T2">Minor:</text:span><text:span text:style-name="T1"> Mathematics</text:span></text:p>
      <text:p text:style-name="P2"/>
      <text:p text:style-name="P2"/>
      <text:p text:style-name="P11"><text:span text:style-name="T14">Relevant Coursework</text:span><text:span text:style-name="T15">________________________________________________________</text:span></text:p>
      <text:p text:style-name="P13"/>
      <text:p text:style-name="P5">Math Classes: </text:p>
      <text:p text:style-name="P7">College Calculus, Linear Algebra, Multivariable Calculus, Discrete Mathematics, Graph Theory, Ordinary Differential Equations</text:p>
      <text:p text:style-name="P7"/>
      <text:p text:style-name="P5">Physics Classes:</text:p>
      <text:p text:style-name="P7">Introductory Mechanics, Waves and Optics, Introductory Electromagnetism, Modern Physics, Thermal Physics, Quantum Mechanics, Analytical Dynamics, Simulations in Physics (Programming Class), Math Methods in Physics, Advanced Electromagnetism, Solar Panel Independent Study</text:p>
      <text:p text:style-name="P7"/>
      <text:p text:style-name="P7"/>
      <text:p text:style-name="P11"><text:span text:style-name="T14">Professional Experience</text:span><text:span text:style-name="T16">_______________________________________________________</text:span></text:p>
      <text:p text:style-name="P3"/>
      <text:p text:style-name="P21">Sylvan EDGE Instructor, <text:span text:style-name="T19">Sylvan Learning, </text:span><text:span text:style-name="T20">Woodland Hills, CA<text:tab/></text:span><text:span text:style-name="T21">October 2016 – </text:span><text:span text:style-name="T22">April 2017</text:span></text:p>
      <text:p text:style-name="P8">Teaching grade school children robotics with Lego kits and laptops, as well as instructing middle and high-school students in math, english, and science.</text:p>
      <text:p text:style-name="P3"/>
      <text:p text:style-name="P6">Tutor, <text:span text:style-name="T20">San Marino, CA<text:tab/><text:tab/><text:tab/><text:tab/><text:tab/><text:tab/><text:tab/></text:span><text:span text:style-name="T21">October 2016 – present</text:span></text:p>
      <text:p text:style-name="P8">Independently tutoring high school students in physics, calculus, and math SAT prep.</text:p>
      <text:p text:style-name="P3"/>
      <text:p text:style-name="P18"><text:span text:style-name="T4">Substitute Teacher, </text:span><text:span text:style-name="T11">Flintridge Preparatory School, <text:tab/><text:tab/><text:tab/></text:span><text:span text:style-name="T4">January 2016 – present</text:span></text:p>
      <text:p text:style-name="P18"><text:span text:style-name="T5">La Ca</text:span><text:span text:style-name="T7">ñ</text:span><text:span text:style-name="T5">ada Flintridge, CA<text:tab/></text:span></text:p>
      <text:p text:style-name="P9">Teaching as a substitute teacher for high school students in many subjects, but especially in math and physics.</text:p>
      <text:p text:style-name="P9"/>
      <text:p text:style-name="P11"><text:span text:style-name="T8">Tutor, </text:span><text:span text:style-name="T12">Perfect Fit College Consultants, </text:span><text:span text:style-name="T10">San Marino, CA<text:tab/><text:tab/></text:span><text:span text:style-name="T8">May 2015 – </text:span><text:span text:style-name="T9">October 2016</text:span></text:p>
      <text:p text:style-name="P11"><text:span text:style-name="T5">Tutor</text:span><text:span text:style-name="T6">ed</text:span><text:span text:style-name="T5"> high school students in physics, calculus, and math SAT prep. </text:span></text:p>
      <text:p text:style-name="P9"/>
      <text:p text:style-name="P18"><text:span text:style-name="T4">Customer Service / Insurance Verifier, <text:tab/><text:tab/><text:tab/><text:tab/>June 2016</text:span></text:p>
      <text:p text:style-name="P18"><text:span text:style-name="T11">Healthy Halo Insurance Services, </text:span><text:span text:style-name="T5">Burbank, CA<text:tab/><text:tab/><text:tab/><text:tab/><text:tab/><text:tab/><text:tab/><text:tab/><text:tab/><text:tab/><text:tab/><text:tab/></text:span></text:p>
      <text:p text:style-name="P9">Verified clients' insurance information, answered questions regarding insurance, and entered data into relevant insurance forms. </text:p>
      <text:p text:style-name="P9"/>
      <text:p text:style-name="P9"/>
      <text:p text:style-name="P9"/>
      <text:p text:style-name="P11"><text:soft-page-break/><text:span text:style-name="T17">Volunteer Experience</text:span><text:span text:style-name="T18">__________________________________________________________</text:span></text:p>
      <text:p text:style-name="P9"/>
      <text:p text:style-name="P11"><text:span text:style-name="T8">Solar Cup Workshop Instructor, </text:span><text:span text:style-name="T12">Metropolitan Water District of Southern California</text:span><text:span text:style-name="T10">, Los Angeles, CA<text:tab/><text:tab/><text:tab/><text:tab/><text:tab/><text:tab/><text:tab/><text:tab/><text:tab/><text:tab/><text:tab/></text:span><text:span text:style-name="T8">December 13, 2014</text:span></text:p>
      <text:p text:style-name="P9">Ran a workshop which taught high-school students about electrical circuits.</text:p>
      <text:p text:style-name="P9"/>
      <text:p text:style-name="P11"><text:span text:style-name="T3">English-Spanish Translator, </text:span><text:span text:style-name="T12">Occidental College</text:span><text:span text:style-name="T13">, Los Angeles, CA<text:tab/><text:tab/></text:span><text:span text:style-name="T3">January 2014</text:span></text:p>
      <text:p text:style-name="P9">Translated between the Occidental College Glee Club and various Spanish-speaking choirs during the Occidental College Glee Club 2014 International Tour in Spain.</text:p>
      <text:p text:style-name="P11"/>
      <text:p text:style-name="P11"><text:span text:style-name="T17">Volunteer Experience (Continued)</text:span><text:span text:style-name="T18">_______________________________________________</text:span></text:p>
      <text:p text:style-name="P9"/>
      <text:p text:style-name="P11"><text:span text:style-name="T3">Solar Panel Programmer, </text:span><text:span text:style-name="T12">Occidental College, </text:span><text:span text:style-name="T10">Los Angeles, CA<text:tab/><text:tab/></text:span><text:span text:style-name="T8">June 2013 – December <text:tab/><text:tab/><text:tab/><text:tab/><text:tab/><text:tab/><text:tab/><text:tab/><text:tab/><text:tab/><text:tab/>2013<text:tab/></text:span></text:p>
      <text:p text:style-name="P9">Created a schematic for a solar panel power tester and developed the program which the device uses.</text:p>
      <text:p text:style-name="P11"/>
      <text:p text:style-name="P3"/>
      <text:p text:style-name="P11"><text:span text:style-name="T14">Interests / Activities</text:span><text:span text:style-name="T15">_________________________________________________________</text:span></text:p>
      <text:list xml:id="list5546943893488414863" text:style-name="WWNum1">
        <text:list-item>
          <text:p text:style-name="P17">Participated in Relay for Life on Occidental College Campus, Spring 2013</text:p>
        </text:list-item>
      </text:list>
      <text:p text:style-name="P2"/>
      <text:p text:style-name="P11"><text:span text:style-name="T14">Computer Skills</text:span><text:span text:style-name="T15">_____________________________________________________________</text:span></text:p>
      <text:list xml:id="list9153708780942278625" text:style-name="WWNum2">
        <text:list-item>
          <text:p text:style-name="P19">Typing: 72 WPM</text:p>
        </text:list-item>
        <text:list-item>
          <text:p text:style-name="P19">Microsoft Word, Excel, PowerPoint: Proficient</text:p>
        </text:list-item>
        <text:list-item>
          <text:p text:style-name="P19">Java Programming Language: Familiar</text:p>
        </text:list-item>
        <text:list-item>
          <text:p text:style-name="P19">DipTrace PCB Design Software: Familiar</text:p>
        </text:list-item>
        <text:list-item>
          <text:p text:style-name="P19">C Programming Language: Familiar</text:p>
        </text:list-item>
        <text:list-item>
          <text:p text:style-name="P19">Soldering on Circuit Boards: Proficient</text:p>
        </text:list-item>
        <text:list-item>
          <text:p text:style-name="P19">MuseScore Music Score Writing Software: Familiar</text:p>
        </text:list-item>
      </text:list>
      <text:p text:style-name="P3"/>
      <text:p text:style-name="P3"/>
      <text:p text:style-name="P11"><text:span text:style-name="T14">Language Skills</text:span><text:span text:style-name="T15">_____________________________________________________________</text:span></text:p>
      <text:list xml:id="list7390204896872605304" text:style-name="WWNum3">
        <text:list-item>
          <text:p text:style-name="P20">Speaks conversational Spanish</text:p>
        </text:list-item>
        <text:list-item>
          <text:p text:style-name="P20">Speaks conversational Tagalog</text:p>
        </text:list-item>
      </text:list>
      <text:p text:style-name="P4"/>
      <text:p text:style-name="P15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fo:font-size="12pt" style:font-size-asian="12pt" style:font-name-complex="Symbol1" style:font-family-complex="Symbol" style:font-family-generic-complex="system" style:font-pitch-complex="variable" style:font-size-complex="12pt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3:59:26.985000000</meta:creation-date>
    <dc:date>2017-05-16T14:34:03.176000000</dc:date>
    <meta:editing-duration>PT13M59S</meta:editing-duration>
    <meta:editing-cycles>2</meta:editing-cycles>
    <meta:generator>LibreOffice/5.2.5.1$Windows_X86_64 LibreOffice_project/0312e1a284a7d50ca85a365c316c7abbf20a4d22</meta:generator>
    <meta:document-statistic meta:table-count="0" meta:image-count="0" meta:object-count="0" meta:page-count="2" meta:paragraph-count="47" meta:word-count="368" meta:character-count="3230" meta:non-whitespace-character-count="2860"/>
  </office:meta>
</office:document-meta>
</file>